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4pt" style:font-weight-asian="bold" style:font-name-complex="Droid Sans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023665" style:font-size-asian="14pt" style:font-weight-asian="normal" style:font-name-complex="Droid Sans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407740" officeooo:paragraph-rsid="0054681c" style:font-size-asian="14pt" style:font-weight-asian="normal" style:font-name-complex="Droid Sans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0a09fc" officeooo:paragraph-rsid="00023665" style:font-size-asian="14pt" style:font-weight-asian="normal" style:font-name-complex="Droid Sans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name-complex="Droid Sans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font-size="14pt" officeooo:paragraph-rsid="00023665" style:font-size-asian="14pt" style:font-size-complex="14pt"/>
    </style:style>
    <style:style style:name="P14" style:family="paragraph" style:parent-style-name="Preformatted_20_Text" style:list-style-name="L3">
      <style:paragraph-properties fo:line-height="100%" fo:text-align="start" style:justify-single-word="false"/>
      <style:text-properties style:font-name="Droid Sans" fo:font-size="14pt" officeooo:paragraph-rsid="0033fe79" style:font-size-asian="14pt" style:font-size-complex="14pt"/>
    </style:style>
    <style:style style:name="P15" style:family="paragraph" style:parent-style-name="Preformatted_20_Text" style:list-style-name="L3">
      <style:paragraph-properties fo:line-height="100%" fo:text-align="start" style:justify-single-word="false"/>
      <style:text-properties officeooo:paragraph-rsid="0055618f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19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24a2f7" style:font-size-asian="14pt" style:font-weight-asian="normal" style:font-name-complex="Droid Sans" style:font-size-complex="14pt" style:font-weight-complex="normal"/>
    </style:style>
    <style:style style:name="P2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5579d7" style:font-size-asian="14pt" style:font-weight-asian="normal" style:font-name-complex="Droid Sans" style:font-size-complex="14pt" style:font-weight-complex="normal"/>
    </style:style>
    <style:style style:name="P2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officeooo:paragraph-rsid="00351c96"/>
    </style:style>
    <style:style style:name="P34" style:family="paragraph" style:parent-style-name="Standard" style:list-style-name="L4">
      <style:paragraph-properties fo:line-height="100%" fo:text-align="start" style:justify-single-word="false"/>
      <style:text-properties officeooo:paragraph-rsid="001071db"/>
    </style:style>
    <style:style style:name="P35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36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37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38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39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40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weight="bold" style:font-weight-asian="bold" style:font-name-complex="Droid Sans" style:font-weight-complex="bold"/>
    </style:style>
    <style:style style:name="T7" style:family="text">
      <style:text-properties style:font-name="Droid Sans" fo:font-weight="bold" officeooo:rsid="000a09fc" style:font-weight-asian="bold" style:font-name-complex="Droid Sans" style:font-weight-complex="bold"/>
    </style:style>
    <style:style style:name="T8" style:family="text">
      <style:text-properties style:font-name="Droid Sans" fo:font-weight="bold" officeooo:rsid="0055618f" style:font-weight-asian="bold" style:font-name-complex="Droid Sans" style:font-weight-complex="bold"/>
    </style:style>
    <style:style style:name="T9" style:family="text">
      <style:text-properties style:font-name="Droid Sans" fo:font-weight="normal" style:font-weight-asian="normal" style:font-name-complex="Droid Sans" style:font-weight-complex="normal"/>
    </style:style>
    <style:style style:name="T10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11" style:family="text">
      <style:text-properties style:font-name="Droid Sans" fo:font-weight="normal" officeooo:rsid="005ae0c8" style:font-weight-asian="normal" style:font-name-complex="Droid Sans" style:font-weight-complex="normal"/>
    </style:style>
    <style:style style:name="T12" style:family="text">
      <style:text-properties style:font-name="Droid Sans" style:font-name-complex="Droid Sans"/>
    </style:style>
    <style:style style:name="T13" style:family="text">
      <style:text-properties style:font-name="Droid Sans" officeooo:rsid="0024a2f7" style:font-name-complex="Droid Sans"/>
    </style:style>
    <style:style style:name="T14" style:family="text">
      <style:text-properties style:font-name="Droid Sans" officeooo:rsid="001fd34e" style:font-name-complex="Droid Sans"/>
    </style:style>
    <style:style style:name="T15" style:family="text">
      <style:text-properties style:font-name="Droid Sans" officeooo:rsid="00277e4b" style:font-name-complex="Droid Sans"/>
    </style:style>
    <style:style style:name="T16" style:family="text">
      <style:text-properties style:font-name="Droid Sans" officeooo:rsid="004f3c1c" style:font-name-complex="Droid Sans"/>
    </style:style>
    <style:style style:name="T17" style:family="text">
      <style:text-properties style:font-name="Droid Sans" officeooo:rsid="00277e4b"/>
    </style:style>
    <style:style style:name="T18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33fe79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26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27" style:family="text">
      <style:text-properties style:font-name="Droid Sans" fo:font-size="14pt" fo:font-weight="bold" officeooo:rsid="002cfeca" style:font-size-asian="14pt" style:font-weight-asian="bold" style:font-name-complex="Droid Sans" style:font-size-complex="14pt" style:font-weight-complex="bold"/>
    </style:style>
    <style:style style:name="T28" style:family="text">
      <style:text-properties style:font-name="Droid Sans" fo:font-size="14pt" fo:font-weight="bold" officeooo:rsid="0033fe79" style:font-size-asian="14pt" style:font-weight-asian="bold" style:font-name-complex="Droid Sans" style:font-size-complex="14pt" style:font-weight-complex="bold"/>
    </style:style>
    <style:style style:name="T29" style:family="text">
      <style:text-properties style:font-name="Droid Sans" fo:font-size="14pt" fo:font-weight="bold" officeooo:rsid="0054a007" style:font-size-asian="14pt" style:font-weight-asian="bold" style:font-name-complex="Droid Sans" style:font-size-complex="14pt" style:font-weight-complex="bold"/>
    </style:style>
    <style:style style:name="T30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1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style:font-size-asian="14pt" style:font-size-complex="14pt"/>
    </style:style>
    <style:style style:name="T34" style:family="text">
      <style:text-properties style:font-name="Droid Sans" fo:font-size="14pt" officeooo:rsid="0033fe79" style:font-size-asian="14pt" style:font-size-complex="14pt"/>
    </style:style>
    <style:style style:name="T35" style:family="text">
      <style:text-properties style:font-name="Droid Sans" officeooo:rsid="0054a007"/>
    </style:style>
    <style:style style:name="T36" style:family="text">
      <style:text-properties style:font-name="Droid Sans" officeooo:rsid="005579d7"/>
    </style:style>
    <style:style style:name="T37" style:family="text">
      <style:text-properties officeooo:rsid="00057071"/>
    </style:style>
    <style:style style:name="T38" style:family="text">
      <style:text-properties officeooo:rsid="00090694"/>
    </style:style>
    <style:style style:name="T39" style:family="text">
      <style:text-properties officeooo:rsid="001071db"/>
    </style:style>
    <style:style style:name="T40" style:family="text">
      <style:text-properties officeooo:rsid="00179b8b"/>
    </style:style>
    <style:style style:name="T41" style:family="text">
      <style:text-properties officeooo:rsid="001cdc9c"/>
    </style:style>
    <style:style style:name="T42" style:family="text">
      <style:text-properties officeooo:rsid="00277e4b"/>
    </style:style>
    <style:style style:name="T43" style:family="text">
      <style:text-properties officeooo:rsid="002ff151"/>
    </style:style>
    <style:style style:name="T44" style:family="text">
      <style:text-properties officeooo:rsid="0033fe79"/>
    </style:style>
    <style:style style:name="T45" style:family="text">
      <style:text-properties fo:font-weight="normal" officeooo:rsid="00277e4b" style:font-weight-asian="normal" style:font-name-complex="Droid Sans" style:font-weight-complex="normal"/>
    </style:style>
    <style:style style:name="T46" style:family="text">
      <style:text-properties fo:font-weight="normal" officeooo:rsid="0033fe79" style:font-weight-asian="normal" style:font-name-complex="Droid Sans" style:font-weight-complex="normal"/>
    </style:style>
    <style:style style:name="T47" style:family="text">
      <style:text-properties officeooo:rsid="003ff0ee"/>
    </style:style>
    <style:style style:name="T48" style:family="text">
      <style:text-properties officeooo:rsid="00462138"/>
    </style:style>
    <style:style style:name="T49" style:family="text">
      <style:text-properties officeooo:rsid="004796d1"/>
    </style:style>
    <style:style style:name="T50" style:family="text">
      <style:text-properties officeooo:rsid="004cddbe"/>
    </style:style>
    <style:style style:name="T51" style:family="text">
      <style:text-properties officeooo:rsid="004b520c"/>
    </style:style>
    <style:style style:name="T52" style:family="text">
      <style:text-properties officeooo:rsid="004f3c1c"/>
    </style:style>
    <style:style style:name="T53" style:family="text">
      <style:text-properties officeooo:rsid="004fbf97"/>
    </style:style>
    <style:style style:name="T54" style:family="text">
      <style:text-properties officeooo:rsid="00516df3"/>
    </style:style>
    <style:style style:name="T55" style:family="text">
      <style:text-properties officeooo:rsid="0052cd68"/>
    </style:style>
    <style:style style:name="T56" style:family="text">
      <style:text-properties officeooo:rsid="0054681c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font-size="14pt" officeooo:rsid="00486356" style:font-size-asian="14pt" style:font-size-complex="14pt"/>
    </style:style>
    <style:style style:name="T59" style:family="text">
      <style:text-properties officeooo:rsid="005579d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hamed Shrief</text:p>
      <text:p text:style-name="P6"><text:span text:style-name="T40">Junior</text:span> <text:span text:style-name="T39">Backend </text:span><text:span text:style-name="T41">and </text:span><text:span text:style-name="T39">Frontend </text:span><text:span text:style-name="T56">D</text:span><text:span text:style-name="T39">eveloper</text:span></text:p>
      <text:p text:style-name="P6"/>
      <text:p text:style-name="P13"><text:span text:style-name="T6">Portfolio</text:span><text:span text:style-name="T9">: </text:span><text:span text:style-name="T10">m-shrief.tech</text:span><text:span text:style-name="T9"> <text:s text:c="36"/></text:span><text:span text:style-name="T6">Mail</text:span><text:span text:style-name="T9">: m</text:span><text:span text:style-name="T11">.</text:span><text:span text:style-name="T9">shrief.dev@proton.me</text:span></text:p>
      <text:p text:style-name="P9"><text:span text:style-name="T1">GitHub</text:span>: github.com/m-shrief <text:s text:c="39"/><text:span text:style-name="T1">Phone</text:span>: +201025331595</text:p>
      <text:p text:style-name="P10"/>
      <text:p text:style-name="P10"/>
      <text:p text:style-name="P1">----------------------------------------------------------------------------------------------------------------------------</text:p>
      <text:p text:style-name="P3">Skills</text:p>
      <text:p text:style-name="P3"/>
      <text:list text:style-name="L1">
        <text:list-item>
          <text:p text:style-name="P16">JavaScript and TypeScript </text:p>
        </text:list-item>
        <text:list-item>
          <text:p text:style-name="P18">Nodejs and Express.js</text:p>
        </text:list-item>
        <text:list-item>
          <text:p text:style-name="P16">Postgres, MongoDB <text:span text:style-name="T38">and Redis</text:span></text:p>
        </text:list-item>
        <text:list-item>
          <text:p text:style-name="P19">HTML, CSS and SCSS</text:p>
        </text:list-item>
        <text:list-item>
          <text:p text:style-name="P17">Vuejs <text:span text:style-name="T50">and its</text:span>’ <text:span text:style-name="T4">ecosystem</text:span> <text:span text:style-name="T4">(</text:span><text:span text:style-name="T50">like </text:span>Pinia <text:span text:style-name="T55">and</text:span> <text:span text:style-name="T54">V</text:span>ue<text:span text:style-name="T54">R</text:span>outer<text:span text:style-name="T4">)</text:span></text:p>
        </text:list-item>
        <text:list-item>
          <text:p text:style-name="P20"><text:span text:style-name="T50">Vite, </text:span><text:span text:style-name="T51">Vitest and Cypress</text:span></text:p>
        </text:list-item>
        <text:list-item>
          <text:p text:style-name="P20">Astro</text:p>
        </text:list-item>
      </text:list>
      <text:p text:style-name="P8"/>
      <text:p text:style-name="P1">----------------------------------------------------------------------------------------------------------------------------</text:p>
      <text:p text:style-name="P5">Projects</text:p>
      <text:p text:style-name="P5"/>
      <text:p text:style-name="P7">“Adeeb أديب” (personal project<text:span text:style-name="T39">)</text:span>:</text:p>
      <text:p text:style-name="P11"><text:tab/>It's concerned with Arabic literature. It assumes a business model <text:span text:style-name="T37">that enable customers to order a print of Arabic literature in specific customization, and follow up the process. It provides better experience for partners to make bulk orders fast and easy.</text:span></text:p>
      <text:p text:style-name="P13"><text:span text:style-name="T7"/></text:p>
      <text:p text:style-name="P13"><text:span text:style-name="T7">My Role: Frontend and Backend development, </text:span><text:span text:style-name="T8">it have 2 versions:<text:line-break/></text:span></text:p>
      <text:list text:style-name="L2">
        <text:list-item>
          <text:p text:style-name="P33"><text:span text:style-name="T25">“Adeeb أديب ” </text:span><text:span text:style-name="T26">SSR with </text:span><text:span text:style-name="T27">a </text:span><text:span text:style-name="T29">Node </text:span><text:span text:style-name="T26">REST API <text:line-break/></text:span><text:span text:style-name="T18">(</text:span><text:a xlink:type="simple" xlink:href="https://adeeb.m-shrief.tech/" text:style-name="Internet_20_link" text:visited-style-name="Visited_20_Internet_20_Link"><text:span text:style-name="T19">Live demo</text:span></text:a><text:span text:style-name="T28">- </text:span><text:a xlink:type="simple" xlink:href="https://github.com/M-Shrief/Adeeb_Astro_SSR" text:style-name="Internet_20_link" text:visited-style-name="Visited_20_Internet_20_Link"><text:span text:style-name="T18">Fronten</text:span><text:span text:style-name="T20">d’</text:span><text:span text:style-name="T21">s</text:span><text:span text:style-name="T20"> repo</text:span></text:a><text:span text:style-name="T18"> – </text:span><text:a xlink:type="simple" xlink:href="https://github.com/M-Shrief/Adeeb_ExpressTS_Postgres" text:style-name="Internet_20_link" text:visited-style-name="Visited_20_Internet_20_Link"><text:span text:style-name="T18">Backen</text:span><text:span text:style-name="T20">d’</text:span><text:span text:style-name="T21">s</text:span><text:span text:style-name="T20"> repo</text:span></text:a><text:span text:style-name="T18">)</text:span></text:p>
        </text:list-item>
      </text:list>
      <text:list text:style-name="L3">
        <text:list-item>
          <text:list>
            <text:list-item>
              <text:p text:style-name="P21">Tech stack:</text:p>
              <text:list>
                <text:list-item>
                  <text:p text:style-name="P22">TypeScript <text:span text:style-name="T43">with HTML and </text:span><text:span text:style-name="T44">S</text:span><text:span text:style-name="T43">CSS</text:span></text:p>
                </text:list-item>
                <text:list-item>
                  <text:p text:style-name="P22">Astro <text:span text:style-name="T42">and </text:span>Vuejs</text:p>
                </text:list-item>
                <text:list-item>
                  <text:p text:style-name="P35"><text:span text:style-name="T12">Nodejs </text:span><text:span text:style-name="T13">and </text:span><text:span text:style-name="T12">Express.js</text:span></text:p>
                </text:list-item>
                <text:list-item>
                  <text:p text:style-name="P35"><text:span text:style-name="T12">Postgres </text:span><text:span text:style-name="T15">and </text:span><text:span text:style-name="T13">TypeORM </text:span><text:span text:style-name="T15">with </text:span><text:span text:style-name="T14">Redis</text:span></text:p>
                </text:list-item>
              </text:list>
            </text:list-item>
            <text:list-item>
              <text:p text:style-name="P37"><text:span text:style-name="T14">C</text:span><text:span text:style-name="T12">haracteristics: </text:span></text:p>
              <text:list>
                <text:list-item>
                  <text:p text:style-name="P32"><text:span text:style-name="T57">Full mark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7">google’s lighthouse</text:span></text:a><text:span text:style-name="T57">, </text:span><text:span text:style-name="T58">and </text:span><text:a xlink:type="simple" xlink:href="https://pagespeed.web.dev/analysis/https-adeeb-m-shrief-tech/bqwyq28oyq?form_factor=mobile" text:style-name="Internet_20_link" text:visited-style-name="Visited_20_Internet_20_Link"><text:span text:style-name="T58">PageSpeed insights</text:span></text:a><text:span text:style-name="T57">.</text:span></text:p>
                </text:list-item>
                <text:list-item>
                  <text:p text:style-name="P24">JWT authentication and authorization.</text:p>
                </text:list-item>
                <text:list-item>
                  <text:p text:style-name="P37"><text:span text:style-name="T5">Data validation </text:span><text:span text:style-name="T17">with </text:span><text:span text:style-name="T35">V</text:span><text:span text:style-name="T17">ee-</text:span><text:span text:style-name="T35">V</text:span><text:span text:style-name="T17">alidate and Yup.</text:span></text:p>
                </text:list-item>
                <text:list-item>
                  <text:p text:style-name="P30">Dark/Light Theme.</text:p>
                </text:list-item>
                <text:list-item>
                  <text:p text:style-name="P26"><text:span text:style-name="T49">C</text:span><text:span text:style-name="T48">omponent testing </text:span><text:span text:style-name="T59">with Vitest</text:span><text:span text:style-name="T48">, </text:span>API tests with Mocha and Chai.</text:p>
                </text:list-item>
                <text:list-item>
                  <text:p text:style-name="P27"><text:span text:style-name="T53">Sentry for monitoring </text:span><text:span text:style-name="T59">errors and performance</text:span><text:span text:style-name="T53">, and u</text:span>sing PM2 for process management.</text:p>
                </text:list-item>
              </text:list>
            </text:list-item>
            <text:list-item>
              <text:p text:style-name="P14"><text:soft-page-break/><text:span text:style-name="T45">Deploy</text:span><text:span text:style-name="T46">ment</text:span><text:span text:style-name="T45">:</text:span></text:p>
              <text:list>
                <text:list-item>
                  <text:p text:style-name="P14">Frontend deployed on Digital ocean server, on Ubuntu, with Astro's node adapter and Nginx and PM2.</text:p>
                </text:list-item>
                <text:list-item>
                  <text:p text:style-name="P14">Backend deployed on Digital ocean server, on Ubuntu, with Nginx and PM2, <text:span text:style-name="T47">databases (Postgres and Redis) </text:span>managed <text:span text:style-name="T47">on the same server</text:span>.</text:p>
                </text:list-item>
                <text:list-item>
                  <text:p text:style-name="P15"><text:span text:style-name="T34">M</text:span><text:span text:style-name="T33">anag</text:span><text:span text:style-name="T34">ing</text:span><text:span text:style-name="T33"> Domains, DNS, SSL, CDNs and on </text:span><text:span text:style-name="T34">with CloudFlare</text:span><text:span text:style-name="T33">.</text:span></text:p>
                </text:list-item>
              </text:list>
            </text:list-item>
          </text:list>
        </text:list-item>
        <text:list-item>
          <text:p text:style-name="P15"><text:span text:style-name="T25">“Adeeb أديب ” SPA <text:s/>with </text:span><text:span text:style-name="T27">a </text:span><text:span text:style-name="T29">Node </text:span><text:span text:style-name="T25">REST API <text:line-break/></text:span><text:span text:style-name="T32">(</text:span><text:a xlink:type="simple" xlink:href="https://github.com/M-Shrief/Adeeb_Vue_TS" text:style-name="Internet_20_link" text:visited-style-name="Visited_20_Internet_20_Link"><text:span text:style-name="T18">Fronten</text:span><text:span text:style-name="T20">d’</text:span><text:span text:style-name="T21">s</text:span><text:span text:style-name="T20"> repo</text:span></text:a><text:span text:style-name="T18"> – </text:span><text:a xlink:type="simple" xlink:href="https://github.com/M-Shrief/Adeeb_ExpressTS" text:style-name="Internet_20_link" text:visited-style-name="Visited_20_Internet_20_Link"><text:span text:style-name="T18">Backen</text:span><text:span text:style-name="T20">d’</text:span><text:span text:style-name="T21">s</text:span><text:span text:style-name="T20"> repo</text:span></text:a><text:span text:style-name="T18">)</text:span></text:p>
          <text:list>
            <text:list-item>
              <text:p text:style-name="P23">Tech stack:</text:p>
              <text:list>
                <text:list-item>
                  <text:p text:style-name="P23">TypeScript <text:span text:style-name="T43">with HTML and </text:span><text:span text:style-name="T44">S</text:span><text:span text:style-name="T43">CSS</text:span></text:p>
                </text:list-item>
                <text:list-item>
                  <text:p text:style-name="P23">Vuejs, <text:span text:style-name="T52">Pinia and VueRouter</text:span></text:p>
                </text:list-item>
                <text:list-item>
                  <text:p text:style-name="P36"><text:span text:style-name="T12">Nodejs </text:span><text:span text:style-name="T13">and </text:span><text:span text:style-name="T12">Express.js</text:span></text:p>
                </text:list-item>
                <text:list-item>
                  <text:p text:style-name="P36"><text:span text:style-name="T16">MongoDB and </text:span><text:span text:style-name="T14">Redis</text:span></text:p>
                </text:list-item>
              </text:list>
            </text:list-item>
            <text:list-item>
              <text:p text:style-name="P38"><text:span text:style-name="T14">C</text:span><text:span text:style-name="T12">haracteristics: </text:span></text:p>
              <text:list>
                <text:list-item>
                  <text:p text:style-name="P25">JWT authentication and authorization.</text:p>
                </text:list-item>
                <text:list-item>
                  <text:p text:style-name="P38"><text:span text:style-name="T5">Data validation </text:span><text:span text:style-name="T17">with </text:span><text:span text:style-name="T36">V</text:span><text:span text:style-name="T17">ee-</text:span><text:span text:style-name="T36">V</text:span><text:span text:style-name="T17">alidate and Yup.</text:span></text:p>
                </text:list-item>
                <text:list-item>
                  <text:p text:style-name="P31">Dark/Light Theme.</text:p>
                </text:list-item>
                <text:list-item>
                  <text:p text:style-name="P26"><text:span text:style-name="T49">C</text:span><text:span text:style-name="T48">omponent testing </text:span><text:span text:style-name="T59">with Cypress</text:span><text:span text:style-name="T52">, </text:span>API tests with Mocha and Chai.</text:p>
                </text:list-item>
                <text:list-item>
                  <text:p text:style-name="P28">Using PM2 for process management.</text:p>
                </text:list-item>
              </text:list>
            </text:list-item>
          </text:list>
        </text:list-item>
      </text:list>
      <text:p text:style-name="P12"/>
      <text:p text:style-name="P1">----------------------------------------------------------------------------------------------------------------------------</text:p>
      <text:p text:style-name="P4">Learning and Courses</text:p>
      <text:p text:style-name="P4"/>
      <text:list text:style-name="L4">
        <text:list-item>
          <text:p text:style-name="P29"><text:span text:style-name="T1">CMU</text:span>, Intro to Database Systems (2022) </text:p>
        </text:list-item>
        <text:list-item>
          <text:p text:style-name="P34"><text:span text:style-name="T30">Redis Uni</text:span><text:span text:style-name="T31">versity</text:span><text:span text:style-name="T30">, </text:span><text:span text:style-name="T22">Introduction to Redis Data Structures </text:span><text:span text:style-name="T23">(</text:span><text:a xlink:type="simple" xlink:href="https://university.redis.com/certificates/3dca706d75e5426e8438a7d54602e379" text:style-name="Internet_20_link" text:visited-style-name="Visited_20_Internet_20_Link"><text:span text:style-name="T24">certificate</text:span></text:a><text:span text:style-name="T23">)</text:span></text:p>
        </text:list-item>
        <text:list-item>
          <text:p text:style-name="P39"><text:span text:style-name="T3">IBM, </text:span><text:span text:style-name="T37">I</text:span>ntroduction to DevOps</text:p>
        </text:list-item>
        <text:list-item>
          <text:p text:style-name="P40"><text:span text:style-name="T2">IBM</text:span><text:span text:style-name="T37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10-18T12:58:55.302669632</dc:date>
    <meta:editing-duration>PT10H19M</meta:editing-duration>
    <meta:editing-cycles>71</meta:editing-cycles>
    <meta:generator>LibreOffice/7.6.2.1$Linux_X86_64 LibreOffice_project/60$Build-1</meta:generator>
    <meta:print-date>2023-10-18T12:59:14.136096570</meta:print-date>
    <meta:printed-by>PDF files</meta:printed-by>
    <meta:document-statistic meta:table-count="0" meta:image-count="0" meta:object-count="0" meta:page-count="2" meta:paragraph-count="53" meta:word-count="349" meta:character-count="2559" meta:non-whitespace-character-count="2217"/>
  </office:meta>
</office:document-meta>
</file>